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fc2b0"/>
    </style:style>
    <style:style style:name="P2" style:family="paragraph" style:parent-style-name="Text_20_body">
      <style:text-properties officeooo:paragraph-rsid="000fc2b0"/>
    </style:style>
    <style:style style:name="P3" style:family="paragraph" style:parent-style-name="Text_20_body" style:list-style-name="L1"/>
    <style:style style:name="P4" style:family="paragraph" style:parent-style-name="Text_20_body">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margin-left="0in" fo:margin-right="0in" fo:margin-top="0in" fo:margin-bottom="0in" style:contextual-spacing="false" fo:text-indent="0in" style:auto-text-indent="false"/>
    </style:style>
    <style:style style:name="P9" style:family="paragraph" style:parent-style-name="Text_20_body">
      <style:paragraph-properties fo:margin-left="0in" fo:margin-right="0in" fo:text-indent="0in" style:auto-text-indent="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EK 2 – THE SECURITY AND ASSURANCE OF SALVATION</text:h>
      <text:p text:style-name="P2"><text:span text:style-name="Strong_20_Emphasis">Combined Lesson – Day 1 &amp; 2</text:span><text:line-break/></text:p>
      <text:p text:style-name="P2">Opening Story</text:p>
      <text:p text:style-name="Text_20_body">A jailer in Philippi shook with fear. An earthquake opened the prison doors. He thought all prisoners escaped and wanted to kill himself. Paul cried: “Stop! Don’t harm yourself! We are all here!” Trembling, the jailer asked, “What must I do to be saved?” Paul answered: “Believe on the Lord Jesus, and you shall be saved.”</text:p>
      <text:p text:style-name="Text_20_body">This story is simple but powerful. Salvation is not far away, not a maybe. It is here, now, when we believe. But how do we know we are truly saved? The Bible gives us proofs and assurance.</text:p>
      <text:p text:style-name="Horizontal_20_Line"/>
      <text:h text:style-name="Heading_20_3" text:outline-level="3">10 Questions, Answers, and Reinforcements</text:h>
      <text:p text:style-name="Text_20_body"><text:span text:style-name="Strong_20_Emphasis">Q1.</text:span> What must we do to be saved?<text:line-break/><text:span text:style-name="Strong_20_Emphasis">A1.</text:span> Believe in the Lord Jesus (Acts 16:31).<text:line-break/><text:span text:style-name="Strong_20_Emphasis">Reinforce:</text:span> Not work, not money, not church membership. One thing only: believe Jesus, trust Him.</text:p>
      <text:p text:style-name="Horizontal_20_Line"/>
      <text:p text:style-name="Text_20_body"><text:span text:style-name="Strong_20_Emphasis">Q2.</text:span> When does salvation happen—later or immediately?<text:line-break/><text:span text:style-name="Strong_20_Emphasis">A2.</text:span> Immediately, at the moment of belief (Romans 10:10).<text:line-break/><text:span text:style-name="Strong_20_Emphasis">Reinforce:</text:span> No waiting line, no delay. Believe today → saved today. Like light switch: on immediately.</text:p>
      <text:p text:style-name="Horizontal_20_Line"/>
      <text:p text:style-name="Text_20_body"><text:span text:style-name="Strong_20_Emphasis">Q3.</text:span> What five things happen the moment we believe?<text:line-break/><text:span text:style-name="Strong_20_Emphasis">A3.</text:span> Forgiven, washed clean, justified, freed from curse, reconciled with God.<text:line-break/><text:span text:style-name="Strong_20_Emphasis">Reinforce:</text:span> Picture dirty clothes → washed, white, clean. Picture guilty criminal → judge says “innocent.” Picture enemy → now friend with God.</text:p>
      <text:p text:style-name="Horizontal_20_Line"/>
      <text:p text:style-name="Text_20_body"><text:span text:style-name="Strong_20_Emphasis">Q4.</text:span> What new identity do we receive when we believe?<text:line-break/><text:span text:style-name="Strong_20_Emphasis">A4.</text:span> We are born of God and become His children (John 1:12–13).<text:line-break/><text:span text:style-name="Strong_20_Emphasis">Reinforce:</text:span> Not outsider anymore. Now family. You call God “Father,” and He calls you “My child.”</text:p>
      <text:p text:style-name="Horizontal_20_Line"/>
      <text:p text:style-name="Text_20_body"><text:span text:style-name="Strong_20_Emphasis">Q5.</text:span> What does John 5:24 say about believers?<text:line-break/><text:span text:style-name="Strong_20_Emphasis">A5.</text:span> They pass from death into life and are no longer condemned.<text:line-break/><text:span text:style-name="Strong_20_Emphasis">Reinforce:</text:span> Imagine crossing a bridge: behind is death, in front is life. Once across, no going back.</text:p>
      <text:p text:style-name="Horizontal_20_Line"/>
      <text:p text:style-name="Text_20_body"><text:soft-page-break/><text:span text:style-name="Strong_20_Emphasis">Q6.</text:span> What are the three main proofs of assurance of salvation?<text:line-break/><text:span text:style-name="Strong_20_Emphasis">A6.</text:span> God’s Word, Spirit’s witness, love for fellow believers.<text:line-break/><text:span text:style-name="Strong_20_Emphasis">Reinforce:</text:span> Three legs of a stool. If all three stand, you are steady. Assurance is balanced and strong.</text:p>
      <text:p text:style-name="Horizontal_20_Line"/>
      <text:p text:style-name="Text_20_body"><text:span text:style-name="Strong_20_Emphasis">Q7.</text:span> Why can we trust God’s Word?<text:line-break/><text:span text:style-name="Strong_20_Emphasis">A7.</text:span> Because God cannot lie. His Word stands forever (Num. 23:19; Ps. 119:89).<text:line-break/><text:span text:style-name="Strong_20_Emphasis">Reinforce:</text:span> People break promises. God never breaks His. His Word is like stone, not like sand.</text:p>
      <text:p text:style-name="Horizontal_20_Line"/>
      <text:p text:style-name="Text_20_body"><text:span text:style-name="Strong_20_Emphasis">Q8.</text:span> How does the Spirit witness inside us?<text:line-break/><text:span text:style-name="Strong_20_Emphasis">A8.</text:span> We cry “Abba Father” with peace, proving we are God’s children (Rom. 8:16).<text:line-break/><text:span text:style-name="Strong_20_Emphasis">Reinforce:</text:span> Think of a child calling “Daddy” with joy. Same inside us. Spirit makes it natural to say, “Father.”</text:p>
      <text:p text:style-name="Horizontal_20_Line"/>
      <text:p text:style-name="Text_20_body"><text:span text:style-name="Strong_20_Emphasis">Q9.</text:span> How does love for brothers and sisters prove salvation?<text:line-break/><text:span text:style-name="Strong_20_Emphasis">A9.</text:span> God’s life in us gives us new love for His people (1 John 3:14).<text:line-break/><text:span text:style-name="Strong_20_Emphasis">Reinforce:</text:span> Before, maybe no care. After saved, suddenly you love other believers. Love flows, not forced.</text:p>
      <text:p text:style-name="Horizontal_20_Line"/>
      <text:p text:style-name="Text_20_body"><text:span text:style-name="Strong_20_Emphasis">Q10.</text:span> Why is assurance not based on feelings?<text:line-break/><text:span text:style-name="Strong_20_Emphasis">A10.</text:span> Feelings change, but God’s Word never changes (1 John 5:13).<text:line-break/><text:span text:style-name="Strong_20_Emphasis">Reinforce:</text:span> Feelings like weather: sunny one day, stormy the next. God’s Word = rock, unshaken, always same.</text:p>
      <text:p text:style-name="Horizontal_20_Line"/>
      <text:h text:style-name="Heading_20_3" text:outline-level="3">Closing Story</text:h>
      <text:p text:style-name="Text_20_body">A young believer once doubted, “Maybe I am not really saved because I don’t feel holy.” His mentor opened the Bible and read: <text:span text:style-name="Emphasis">“I write these things so you may know you have eternal life”</text:span> (1 John 5:13). The mentor said, “Your feelings are like the weather, always changing. But God’s Word is like the rock—it never moves. Stand on His Word, not your feelings.” The young believer smiled and signed, “Now I know I am saved.”</text:p>
      <text:p text:style-name="Horizontal_20_Line"/>
      <text:h text:style-name="Heading_20_3" text:outline-level="3">Commitment Prayer</text:h>
      <text:p text:style-name="Text_20_body">“Lord Jesus, thank You for saving me. Your Word says I am forgiven, washed, and a child of God. Your Spirit inside gives me peace. Your love helps me love others. I choose to believe Your Word, not my feelings. I stand secure in You. Help me share this assurance with others. Amen.”</text:p>
      <text:p text:style-name="Standard"/>
      <text:p text:style-name="Standard"/>
      <text:p text:style-name="Standard"/>
      <text:p text:style-name="Standard"/>
      <text:p text:style-name="Standard"/>
      <text:h text:style-name="Heading_20_1" text:outline-level="1"><text:soft-page-break/>WEEK 2 – THE SECURITY AND ASSURANCE OF SALVATION</text:h>
      <text:p text:style-name="Text_20_body"><text:span text:style-name="Strong_20_Emphasis">Combined Lesson – Day 3 &amp; 4</text:span><text:line-break/><text:span text:style-name="Emphasis">(For Advanced Deaf Students)</text:span></text:p>
      <text:p text:style-name="Horizontal_20_Line"/>
      <text:h text:style-name="Heading_20_3" text:outline-level="3">Opening Story</text:h>
      <text:p text:style-name="Text_20_body">A young boy once asked his father: <text:span text:style-name="Emphasis">“Daddy, will you still love me if I make mistakes?”</text:span><text:line-break/>The father hugged him and said: <text:span text:style-name="Emphasis">“Yes, my love will never change.”</text:span></text:p>
      <text:p text:style-name="Text_20_body">That’s how our Heavenly Father is. Many people worry: <text:span text:style-name="Emphasis">“Maybe I lose salvation if I fail.”</text:span> But the Bible shows us: salvation is secure. God holds us, Christ holds us. Salvation is safe forever.</text:p>
      <text:p text:style-name="Horizontal_20_Line"/>
      <text:h text:style-name="Heading_20_3" text:outline-level="3">10 Questions, Answers, and Reinforcements</text:h>
      <text:p text:style-name="Text_20_body"><text:span text:style-name="Strong_20_Emphasis">Q1.</text:span> Why is God’s nature important for our salvation?<text:line-break/><text:span text:style-name="Strong_20_Emphasis">A1.</text:span> God never changes (James 1:17).<text:line-break/><text:span text:style-name="Strong_20_Emphasis">Reinforce:</text:span> Sun and moon change. Shadows move. God never moves. If He saves → always saved.</text:p>
      <text:p text:style-name="Horizontal_20_Line"/>
      <text:p text:style-name="Text_20_body"><text:span text:style-name="Strong_20_Emphasis">Q2.</text:span> What does God’s unchanging will mean for us?<text:line-break/><text:span text:style-name="Strong_20_Emphasis">A2.</text:span> God chose and predestined us before the world (Eph. 1:4–5). His will never changes.<text:line-break/><text:span text:style-name="Strong_20_Emphasis">Reinforce:</text:span> God’s plan is not paper that tears. His will is iron, strong, cannot break.</text:p>
      <text:p text:style-name="Horizontal_20_Line"/>
      <text:p text:style-name="Text_20_body"><text:span text:style-name="Strong_20_Emphasis">Q3.</text:span> How does God’s love secure our salvation?<text:line-break/><text:span text:style-name="Strong_20_Emphasis">A3.</text:span> His love is inseparable (Rom. 8:39). He saved us because He loved us, not because we loved Him.<text:line-break/><text:span text:style-name="Strong_20_Emphasis">Reinforce:</text:span> Like strong glue, never pull apart. His love holds us forever.</text:p>
      <text:p text:style-name="Horizontal_20_Line"/>
      <text:p text:style-name="Text_20_body"><text:span text:style-name="Strong_20_Emphasis">Q4.</text:span> What does Romans 11:29 teach about God’s calling?<text:line-break/><text:span text:style-name="Strong_20_Emphasis">A4.</text:span> God’s calling is irrevocable—never taken back.<text:line-break/><text:span text:style-name="Strong_20_Emphasis">Reinforce:</text:span> If God calls your name, He never says, “Oops, mistake.” His call stands forever.</text:p>
      <text:p text:style-name="Horizontal_20_Line"/>
      <text:p text:style-name="Text_20_body"><text:span text:style-name="Strong_20_Emphasis">Q5.</text:span> Why is justification secure?<text:line-break/><text:span text:style-name="Strong_20_Emphasis">A5.</text:span> Jesus satisfied God’s righteousness. God declares us righteous, no one can accuse (Rom. 8:33).<text:line-break/><text:span text:style-name="Strong_20_Emphasis">Reinforce:</text:span> Court example: Judge says “Not guilty.” No lawyer can reopen case. Case closed forever.</text:p>
      <text:p text:style-name="Horizontal_20_Line"/>
      <text:p text:style-name="Text_20_body"><text:soft-page-break/><text:span text:style-name="Strong_20_Emphasis">Q6.</text:span> How does God’s hand secure us?<text:line-break/><text:span text:style-name="Strong_20_Emphasis">A6.</text:span> No one can snatch us out of His almighty hand (John 10:29).<text:line-break/><text:span text:style-name="Strong_20_Emphasis">Reinforce:</text:span> Imagine God’s fist holding you tight. No one can pry it open.</text:p>
      <text:p text:style-name="Horizontal_20_Line"/>
      <text:p text:style-name="Text_20_body"><text:span text:style-name="Strong_20_Emphasis">Q7.</text:span> What kind of life does Jesus give?<text:line-break/><text:span text:style-name="Strong_20_Emphasis">A7.</text:span> Eternal life (John 10:28).<text:line-break/><text:span text:style-name="Strong_20_Emphasis">Reinforce:</text:span> Eternal = no end, no stop. Not temporary life. God’s life forever inside us.</text:p>
      <text:p text:style-name="Horizontal_20_Line"/>
      <text:p text:style-name="Text_20_body"><text:span text:style-name="Strong_20_Emphasis">Q8.</text:span> How does the New Covenant show security?<text:line-break/><text:span text:style-name="Strong_20_Emphasis">A8.</text:span> Sealed by Jesus’ blood. Promises: sins forgiven, law written on hearts, eternal relationship (Heb. 8).<text:line-break/><text:span text:style-name="Strong_20_Emphasis">Reinforce:</text:span> Covenant is like a signed contract in blood. God never breaks it.</text:p>
      <text:p text:style-name="Horizontal_20_Line"/>
      <text:p text:style-name="Text_20_body"><text:span text:style-name="Strong_20_Emphasis">Q9.</text:span> How is Christ’s redemption described?<text:line-break/><text:span text:style-name="Strong_20_Emphasis">A9.</text:span> Perfect, complete, eternal. One sacrifice forever (Heb. 10:14).<text:line-break/><text:span text:style-name="Strong_20_Emphasis">Reinforce:</text:span> Not half-done job. Not repeat every year. One time, enough for all time.</text:p>
      <text:p text:style-name="Horizontal_20_Line"/>
      <text:p text:style-name="Text_20_body"><text:span text:style-name="Strong_20_Emphasis">Q10.</text:span> What promise did Jesus give in John 6:37?<text:line-break/><text:span text:style-name="Strong_20_Emphasis">A10.</text:span> Whoever comes to Him, He will never cast out.<text:line-break/><text:span text:style-name="Strong_20_Emphasis">Reinforce:</text:span> Jesus’ arms open wide. No reject, no push away. Promise forever true.</text:p>
      <text:p text:style-name="Horizontal_20_Line"/>
      <text:h text:style-name="Heading_20_3" text:outline-level="3">Closing Story</text:h>
      <text:p text:style-name="Text_20_body">A pastor once asked a group: <text:span text:style-name="Emphasis">“How safe are you in God’s hand?”</text:span><text:line-break/>He closed his fist tight and said: <text:span text:style-name="Emphasis">“This is how God holds you. No one can open His hand.”</text:span><text:line-break/>One student whispered, <text:span text:style-name="Emphasis">“Then I am safe forever.”</text:span><text:line-break/>Yes, that is the truth. Our salvation is secure in God’s hand and in Christ’s hand.</text:p>
      <text:p text:style-name="Horizontal_20_Line"/>
      <text:h text:style-name="Heading_20_3" text:outline-level="3">Commitment Prayer</text:h>
      <text:p text:style-name="Text_20_body">“Father God, thank You that You never change. Thank You Your will, Your love, Your call stand forever. Thank You Jesus for giving me eternal life, a new covenant, perfect redemption, and unfailing promises. I am safe in Your hands. I commit today to trust You more, not fear. Ame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WEEK 2 – THE SECURITY AND ASSURANCE OF SALVATION</text:h>
      <text:p text:style-name="Text_20_body"><text:span text:style-name="Strong_20_Emphasis">Combined Lesson – Day 5 &amp; Day 6 (Family Salvation)</text:span><text:line-break/><text:span text:style-name="Emphasis">(For Advanced Deaf Students)</text:span></text:p>
      <text:p text:style-name="Horizontal_20_Line"/>
      <text:h text:style-name="Heading_20_3" text:outline-level="3">Opening Story</text:h>
      <text:p text:style-name="Text_20_body">Zacchaeus climbed a tree to see Jesus. That day, Jesus said: <text:span text:style-name="Emphasis">“Today salvation has come to this house.”</text:span> Notice: not just to Zacchaeus, but to his <text:span text:style-name="Strong_20_Emphasis">house</text:span>.</text:p>
      <text:p text:style-name="Text_20_body">Later, the Philippian jailer asked Paul and Silas: <text:span text:style-name="Emphasis">“What must I do to be saved?”</text:span> They answered: <text:span text:style-name="Emphasis">“Believe in the Lord Jesus, and you and your household will be saved.”</text:span></text:p>
      <text:p text:style-name="Text_20_body">From beginning to end, God shows He wants not only individuals, but whole families, to be saved.</text:p>
      <text:p text:style-name="Horizontal_20_Line"/>
      <text:h text:style-name="Heading_20_3" text:outline-level="3">10 Questions, Answers, and Reinforcements</text:h>
      <text:p text:style-name="Text_20_body"><text:span text:style-name="Strong_20_Emphasis">Q1.</text:span> What unit does God often use for salvation?<text:line-break/><text:span text:style-name="Strong_20_Emphasis">A1.</text:span> The family or household.<text:line-break/><text:span text:style-name="Strong_20_Emphasis">Reinforce:</text:span> God sees “house” as one — He wants to rescue families together.</text:p>
      <text:p text:style-name="Horizontal_20_Line"/>
      <text:p text:style-name="Text_20_body"><text:span text:style-name="Strong_20_Emphasis">Q2.</text:span> How was Noah’s family saved?<text:line-break/><text:span text:style-name="Strong_20_Emphasis">A2.</text:span> God told Noah: <text:span text:style-name="Emphasis">“Enter the ark, you and all your house.”</text:span> The flood came, the whole family was safe (Gen. 7:1, 13).<text:line-break/><text:span text:style-name="Strong_20_Emphasis">Reinforce:</text:span> Ark = picture of Christ. One door open, whole family entered together.</text:p>
      <text:p text:style-name="Horizontal_20_Line"/>
      <text:p text:style-name="Text_20_body"><text:span text:style-name="Strong_20_Emphasis">Q3.</text:span> How did God save Israel at Passover?<text:line-break/><text:span text:style-name="Strong_20_Emphasis">A3.</text:span> Each house took one lamb. Blood on the door saved the whole family (Exod. 12:3–4).<text:line-break/><text:span text:style-name="Strong_20_Emphasis">Reinforce:</text:span> Not lamb for one person, but lamb for the whole house. Jesus = our Passover Lamb.</text:p>
      <text:p text:style-name="Horizontal_20_Line"/>
      <text:p text:style-name="Text_20_body"><text:span text:style-name="Strong_20_Emphasis">Q4.</text:span> How was Rahab’s family saved?<text:line-break/><text:span text:style-name="Strong_20_Emphasis">A4.</text:span> She asked for her father, mother, brothers, sisters to be spared. They stayed in her house. When Jericho fell, all were saved (Josh. 2:12–13; 6:25).<text:line-break/><text:span text:style-name="Strong_20_Emphasis">Reinforce:</text:span> Scarlet cord in her window = sign of safety. Whole family covered.</text:p>
      <text:p text:style-name="Horizontal_20_Line"/>
      <text:p text:style-name="Text_20_body"><text:span text:style-name="Strong_20_Emphasis">Q5.</text:span> What happened to Zacchaeus’s household?<text:line-break/><text:span text:style-name="Strong_20_Emphasis">A5.</text:span> Jesus said: <text:span text:style-name="Emphasis">“Today salvation has come to this house.”</text:span> (Luke 19:9).<text:line-break/><text:span text:style-name="Strong_20_Emphasis">Reinforce:</text:span> Zacchaeus changed → family blessed. His home became a place of salvation.</text:p>
      <text:p text:style-name="Horizontal_20_Line"/>
      <text:p text:style-name="Text_20_body"><text:soft-page-break/><text:span text:style-name="Strong_20_Emphasis">Q6.</text:span> How did Cornelius involve his family?<text:line-break/><text:span text:style-name="Strong_20_Emphasis">A6.</text:span> He gathered relatives and close friends to hear Peter. Holy Spirit fell on all; they were baptized together (Acts 10:24, 44, 48).<text:line-break/><text:span text:style-name="Strong_20_Emphasis">Reinforce:</text:span> Faith not kept private. He called family and friends to receive Jesus too.</text:p>
      <text:p text:style-name="Horizontal_20_Line"/>
      <text:p text:style-name="Text_20_body"><text:span text:style-name="Strong_20_Emphasis">Q7.</text:span> What happened to Lydia’s household?<text:line-break/><text:span text:style-name="Strong_20_Emphasis">A7.</text:span> Lydia believed, then her whole household was baptized (Acts 16:14–15).<text:line-break/><text:span text:style-name="Strong_20_Emphasis">Reinforce:</text:span> One woman’s open heart opened the door for her family.</text:p>
      <text:p text:style-name="Horizontal_20_Line"/>
      <text:p text:style-name="Text_20_body"><text:span text:style-name="Strong_20_Emphasis">Q8.</text:span> What about the Philippian jailer’s household?<text:line-break/><text:span text:style-name="Strong_20_Emphasis">A8.</text:span> He believed in Jesus; the same night, he and his family were baptized (Acts 16:32–33).<text:line-break/><text:span text:style-name="Strong_20_Emphasis">Reinforce:</text:span> Middle of the night, whole family stood together in water, saved and baptized.</text:p>
      <text:p text:style-name="Horizontal_20_Line"/>
      <text:p text:style-name="Text_20_body"><text:span text:style-name="Strong_20_Emphasis">Q9.</text:span> What declaration did Joshua make about his house?<text:line-break/><text:span text:style-name="Strong_20_Emphasis">A9.</text:span> “As for me and my house, we will serve the Lord” (Josh. 24:15).<text:line-break/><text:span text:style-name="Strong_20_Emphasis">Reinforce:</text:span> Joshua’s faith = family faith. He chose for his whole house to follow God.</text:p>
      <text:p text:style-name="Horizontal_20_Line"/>
      <text:p text:style-name="Text_20_body"><text:span text:style-name="Strong_20_Emphasis">Q10.</text:span> What is the lesson for us today?<text:line-break/><text:span text:style-name="Strong_20_Emphasis">A10.</text:span> God desires not only <text:span text:style-name="Emphasis">me</text:span>, but <text:span text:style-name="Emphasis">my family</text:span> to be saved.<text:line-break/><text:span text:style-name="Strong_20_Emphasis">Reinforce:</text:span> Pray, witness, love → believe for your whole household to come under salvation.</text:p>
      <text:p text:style-name="Horizontal_20_Line"/>
      <text:h text:style-name="Heading_20_3" text:outline-level="3">Closing Story</text:h>
      <text:p text:style-name="Text_20_body">Rahab was not perfect — she was a sinner, a harlot. But she believed God’s word and begged for her family’s safety. God honored her faith, and her whole family lived. That same God has not changed. Today, He still desires to save whole households through the faith of one person who dares to believe.</text:p>
      <text:p text:style-name="Horizontal_20_Line"/>
      <text:h text:style-name="Heading_20_3" text:outline-level="3">Commitment Prayer</text:h>
      <text:p text:style-name="Text_20_body">“Lord Jesus, thank You that Your salvation is not only for me but for my family. Just like Noah’s house, Israel’s houses, Rahab’s house, Zacchaeus, Cornelius, Lydia, and the jailer — You love families. I commit to pray and believe for my household to be saved. As for me and my house, we will serve You. Ame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WEEK 3 — DAY 1 &amp; 2 </text:h>
      <text:p text:style-name="Text_20_body"><text:span text:style-name="Strong_20_Emphasis">Theme: The Word of Life and Tasting the Word</text:span></text:p>
      <text:p text:style-name="Horizontal_20_Line"/>
      <text:h text:style-name="Heading_20_2" text:outline-level="2">✋ Opening Story</text:h>
      <text:p text:style-name="Text_20_body">A young boy was hungry. His mother put food on the table. The boy only looked at it and said, “I see bread, I see milk.” But he did not eat. Soon his stomach hurt.</text:p>
      <text:p text:style-name="Text_20_body">Then the mother said, “Don’t just look—eat the food.” The boy drank the milk, ate the bread, and smiled, “Now I feel strong!”</text:p>
      <text:p text:style-name="Text_20_body">The Bible is the same. If we only <text:span text:style-name="Emphasis">look</text:span> at the words, we stay empty. But if we <text:span text:style-name="Emphasis">taste</text:span> and <text:span text:style-name="Emphasis">take in</text:span> the Word, it gives us life, joy, and strength.</text:p>
      <text:p text:style-name="Horizontal_20_Line"/>
      <text:h text:style-name="Heading_20_2" text:outline-level="2">🙋 10 Questions &amp; Answers with Reinforcement</text:h>
      <text:list text:style-name="L1">
        <text:list-item>
          <text:p text:style-name="P3"><text:span text:style-name="Strong_20_Emphasis">Q:</text:span> Who is the Word of Life?<text:line-break/><text:span text:style-name="Strong_20_Emphasis">A:</text:span> Jesus is the Word of Life.<text:line-break/>✅ <text:span text:style-name="Emphasis">Reinforcement:</text:span> The Bible = Jesus → Jesus = Life.</text:p>
        </text:list-item>
        <text:list-item>
          <text:p text:style-name="P3"><text:span text:style-name="Strong_20_Emphasis">Q:</text:span> Is the Bible the same as other books?<text:line-break/><text:span text:style-name="Strong_20_Emphasis">A:</text:span> No, the Bible is living and unique.<text:line-break/>✅ <text:span text:style-name="Emphasis">Reinforcement:</text:span> Other books give knowledge; the Bible gives life.</text:p>
        </text:list-item>
        <text:list-item>
          <text:p text:style-name="P3"><text:span text:style-name="Strong_20_Emphasis">Q:</text:span> What happens if we read the Bible only with our mind?<text:line-break/><text:span text:style-name="Strong_20_Emphasis">A:</text:span> We stay empty and dry.<text:line-break/>✅ <text:span text:style-name="Emphasis">Reinforcement:</text:span> Mind alone = no life.</text:p>
        </text:list-item>
        <text:list-item>
          <text:p text:style-name="P3"><text:span text:style-name="Strong_20_Emphasis">Q:</text:span> What happens if we read with our spirit?<text:line-break/><text:span text:style-name="Strong_20_Emphasis">A:</text:span> We receive life and joy.<text:line-break/>✅ <text:span text:style-name="Emphasis">Reinforcement:</text:span> Spirit open = life flows in.</text:p>
        </text:list-item>
        <text:list-item>
          <text:p text:style-name="P3"><text:span text:style-name="Strong_20_Emphasis">Q:</text:span> What food does Peter compare the Word to?<text:line-break/><text:span text:style-name="Strong_20_Emphasis">A:</text:span> Milk.<text:line-break/>✅ <text:span text:style-name="Emphasis">Reinforcement:</text:span> Milk makes babies grow. The Word makes us grow.</text:p>
        </text:list-item>
        <text:list-item>
          <text:p text:style-name="P3"><text:span text:style-name="Strong_20_Emphasis">Q:</text:span> What food does David compare the Word to?<text:line-break/><text:span text:style-name="Strong_20_Emphasis">A:</text:span> Honey.<text:line-break/>✅ <text:span text:style-name="Emphasis">Reinforcement:</text:span> Honey is sweet. God’s Word is sweeter.</text:p>
        </text:list-item>
        <text:list-item>
          <text:p text:style-name="P3"><text:span text:style-name="Strong_20_Emphasis">Q:</text:span> What food does Jesus compare the Word to?<text:line-break/><text:span text:style-name="Strong_20_Emphasis">A:</text:span> Bread.<text:line-break/>✅ <text:span text:style-name="Emphasis">Reinforcement:</text:span> Bread keeps us alive. God’s Word gives spiritual life.</text:p>
        </text:list-item>
        <text:list-item>
          <text:p text:style-name="P3"><text:span text:style-name="Strong_20_Emphasis">Q:</text:span> Can we “taste” the Lord by reading His Word?<text:line-break/><text:span text:style-name="Strong_20_Emphasis">A:</text:span> Yes, we taste and enjoy Him.<text:line-break/>✅ <text:span text:style-name="Emphasis">Reinforcement:</text:span> To taste the Word = to taste Jesus.</text:p>
        </text:list-item>
        <text:list-item>
          <text:p text:style-name="P3"><text:soft-page-break/><text:span text:style-name="Strong_20_Emphasis">Q:</text:span> What is better—knowing about the Word or eating the Word?<text:line-break/><text:span text:style-name="Strong_20_Emphasis">A:</text:span> Eating the Word is better.<text:line-break/>✅ <text:span text:style-name="Emphasis">Reinforcement:</text:span> Knowledge stays in the head. Eating changes the heart.</text:p>
        </text:list-item>
        <text:list-item>
          <text:p text:style-name="P3"><text:span text:style-name="Strong_20_Emphasis">Q:</text:span> What happens when we drink the milk of the Word?<text:line-break/><text:span text:style-name="Strong_20_Emphasis">A:</text:span> We grow strong in salvation.<text:line-break/>✅ <text:span text:style-name="Emphasis">Reinforcement:</text:span> Word = nourishment for life.</text:p>
        </text:list-item>
      </text:list>
      <text:p text:style-name="Horizontal_20_Line"/>
      <text:h text:style-name="Heading_20_2" text:outline-level="2">✋ Closing Story</text:h>
      <text:p text:style-name="Text_20_body">A farmer planted seeds in his garden. One seed was left on the shelf—it never grew. The other seeds were planted in the soil, watered, and soon became tall plants.</text:p>
      <text:p text:style-name="Text_20_body">The Bible is like the seed. If we leave it on the shelf, nothing grows. But if we take it in, pray it, and taste it, life grows inside us.</text:p>
      <text:p text:style-name="Horizontal_20_Line"/>
      <text:h text:style-name="Heading_20_2" text:outline-level="2">🙏 Commitment Prayer</text:h>
      <text:p text:style-name="Text_20_body">“Lord Jesus, I do not want to only look at Your Word. I want to eat, drink, and taste it every day. Fill me with Your life. Make me grow strong in You. Amen.”</text:p>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DAY 3 &amp; 4 </text:h>
      <text:p text:style-name="Text_20_body"><text:span text:style-name="Strong_20_Emphasis">Theme: Pray-Reading and Breathing the Word</text:span></text:p>
      <text:p text:style-name="Horizontal_20_Line"/>
      <text:h text:style-name="Heading_20_2" text:outline-level="2">✋ Opening Story</text:h>
      <text:p text:style-name="Text_20_body">A girl wanted to get stronger, so she bought a new exercise book. Every day she read the pages: “Do 10 push-ups. Run 5 minutes.” She read carefully but never moved her body. She stayed weak.</text:p>
      <text:p text:style-name="Text_20_body">Her brother said, “Sister, don’t only read the book—do the exercise!”</text:p>
      <text:p text:style-name="Text_20_body">The Bible is like that. If we only <text:span text:style-name="Emphasis">read words</text:span> with our mind, nothing changes. But if we <text:span text:style-name="Emphasis">pray the words</text:span> and <text:span text:style-name="Emphasis">breathe them in</text:span>, the Word becomes Spirit and life in us.</text:p>
      <text:p text:style-name="Horizontal_20_Line"/>
      <text:h text:style-name="Heading_20_2" text:outline-level="2">🙋 10 Questions &amp; Answers with Reinforcement</text:h>
      <text:list text:style-name="L3">
        <text:list-item>
          <text:p text:style-name="P6"><text:span text:style-name="Strong_20_Emphasis">Q:</text:span> What must we do before reading the Bible?<text:line-break/><text:span text:style-name="Strong_20_Emphasis">A:</text:span> Prepare our heart with prayer.<text:line-break/>✅ <text:span text:style-name="Emphasis">Reinforcement:</text:span> Confess sin → Clean heart → Ready for God.</text:p>
        </text:list-item>
        <text:list-item>
          <text:p text:style-name="P6"><text:span text:style-name="Strong_20_Emphasis">Q:</text:span> What does “pray-reading” mean?<text:line-break/><text:span text:style-name="Strong_20_Emphasis">A:</text:span> Reading and praying at the same time.<text:line-break/>✅ <text:span text:style-name="Emphasis">Reinforcement:</text:span> Word + Prayer = Life.</text:p>
        </text:list-item>
        <text:list-item>
          <text:p text:style-name="P6"><text:span text:style-name="Strong_20_Emphasis">Q:</text:span> Can we pray the Bible’s words exactly as written?<text:line-break/><text:span text:style-name="Strong_20_Emphasis">A:</text:span> Yes. That is pray-reading.<text:line-break/>✅ <text:span text:style-name="Emphasis">Reinforcement:</text:span> Bible = prayer book.</text:p>
        </text:list-item>
        <text:list-item>
          <text:p text:style-name="P6"><text:span text:style-name="Strong_20_Emphasis">Q:</text:span> What happens if we only read with our mind?<text:line-break/><text:span text:style-name="Strong_20_Emphasis">A:</text:span> Words stay as letters, no life.<text:line-break/>✅ <text:span text:style-name="Emphasis">Reinforcement:</text:span> Letters without Spirit = dead.</text:p>
        </text:list-item>
        <text:list-item>
          <text:p text:style-name="P6"><text:span text:style-name="Strong_20_Emphasis">Q:</text:span> What happens when we pray-read with our spirit?<text:line-break/><text:span text:style-name="Strong_20_Emphasis">A:</text:span> The Word becomes Spirit and life.<text:line-break/>✅ <text:span text:style-name="Emphasis">Reinforcement:</text:span> Spirit open = Word alive.</text:p>
        </text:list-item>
        <text:list-item>
          <text:p text:style-name="P6"><text:span text:style-name="Strong_20_Emphasis">Q:</text:span> 2 Timothy 3:16 says all Scripture is what?<text:line-break/><text:span text:style-name="Strong_20_Emphasis">A:</text:span> God-breathed.<text:line-break/>✅ <text:span text:style-name="Emphasis">Reinforcement:</text:span> Bible = God’s breath.</text:p>
        </text:list-item>
        <text:list-item>
          <text:p text:style-name="P6"><text:span text:style-name="Strong_20_Emphasis">Q:</text:span> How do we “breathe in” God’s Word?<text:line-break/><text:span text:style-name="Strong_20_Emphasis">A:</text:span> By prayer while reading.<text:line-break/>✅ <text:span text:style-name="Emphasis">Reinforcement:</text:span> God breathes out → We breathe in.</text:p>
        </text:list-item>
        <text:list-item>
          <text:p text:style-name="P6"><text:span text:style-name="Strong_20_Emphasis">Q:</text:span> What mistake did the Jewish leaders make?<text:line-break/><text:span text:style-name="Strong_20_Emphasis">A:</text:span> They searched Scriptures but did not come to Jesus.<text:line-break/>✅ <text:span text:style-name="Emphasis">Reinforcement:</text:span> Bible + Jesus must be one.</text:p>
        </text:list-item>
        <text:list-item>
          <text:p text:style-name="P6"><text:soft-page-break/><text:span text:style-name="Strong_20_Emphasis">Q:</text:span> What is better: studying the Bible only, or touching Jesus through the Bible?<text:line-break/><text:span text:style-name="Strong_20_Emphasis">A:</text:span> Touching Jesus.<text:line-break/>✅ <text:span text:style-name="Emphasis">Reinforcement:</text:span> Word points to Christ.</text:p>
        </text:list-item>
        <text:list-item>
          <text:p text:style-name="P6"><text:span text:style-name="Strong_20_Emphasis">Q:</text:span> What happens when we pray-read faithfully?<text:line-break/><text:span text:style-name="Strong_20_Emphasis">A:</text:span> We are filled with the Spirit and life.<text:line-break/>✅ <text:span text:style-name="Emphasis">Reinforcement:</text:span> Pray-reading = inner strength.</text:p>
        </text:list-item>
      </text:list>
      <text:p text:style-name="Horizontal_20_Line"/>
      <text:h text:style-name="Heading_20_2" text:outline-level="2">✋ Closing Story</text:h>
      <text:p text:style-name="Text_20_body">A man was tired and weak. He went outside, stood still, and said, “I know the air is here.” But he held his breath and became dizzy. Finally, he breathed deeply, and his body felt new energy.</text:p>
      <text:p text:style-name="Text_20_body">The Bible is like that. It is God’s breath. If we hold back, we stay weak. If we pray and breathe in His Word, we are filled with His life.</text:p>
      <text:p text:style-name="Horizontal_20_Line"/>
      <text:h text:style-name="Heading_20_2" text:outline-level="2">🙏 Commitment Prayer</text:h>
      <text:p text:style-name="Text_20_body">“Lord Jesus, teach me to pray Your Word. Help me breathe You in every day. Make Your Word spirit and life inside me. Amen.”</text:p>
      <text:p text:style-name="Horizontal_20_Line"/>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WEEK 3 — DAY 5 &amp; 6</text:h>
      <text:p text:style-name="Text_20_body"><text:span text:style-name="Strong_20_Emphasis">Theme: Abiding in the Word and Washed by the Word</text:span></text:p>
      <text:p text:style-name="Horizontal_20_Line"/>
      <text:h text:style-name="Heading_20_2" text:outline-level="2">✋ Opening Story</text:h>
      <text:p text:style-name="Text_20_body">A man wanted light in his house. He bought matches. Every day he looked at the matches, studied them, even counted them—but never struck one. His house stayed dark.</text:p>
      <text:p text:style-name="Text_20_body">One day, he finally struck a match in the right place, and fire lit up the room.</text:p>
      <text:p text:style-name="Text_20_body">The Bible is like that. If we only <text:span text:style-name="Emphasis">study</text:span> with our mind, no fire comes. But if we pray-read with our spirit, the Word catches fire in us. And when this fire burns, it also washes and renews us inside—like water flowing through a stream, making stones smooth and clean.</text:p>
      <text:p text:style-name="Horizontal_20_Line"/>
      <text:h text:style-name="Heading_20_2" text:outline-level="2">🙋 10 Questions &amp; Answers with Reinforcement</text:h>
      <text:list text:style-name="L4">
        <text:list-item>
          <text:p text:style-name="P7"><text:span text:style-name="Strong_20_Emphasis">Q:</text:span> How does Christ abide in us?<text:line-break/><text:span text:style-name="Strong_20_Emphasis">A:</text:span> By His Word living in us.<text:line-break/>✅ <text:span text:style-name="Emphasis">Reinforcement:</text:span> Word in me = Christ in me.</text:p>
        </text:list-item>
        <text:list-item>
          <text:p text:style-name="P7"><text:span text:style-name="Strong_20_Emphasis">Q:</text:span> What happens when the Word abides in us?<text:line-break/><text:span text:style-name="Strong_20_Emphasis">A:</text:span> We are filled with Christ and joy.<text:line-break/>✅ <text:span text:style-name="Emphasis">Reinforcement:</text:span> Word abiding = Spirit abiding.</text:p>
        </text:list-item>
        <text:list-item>
          <text:p text:style-name="P7"><text:span text:style-name="Strong_20_Emphasis">Q:</text:span> What example helps us understand the Bible like fire?<text:line-break/><text:span text:style-name="Strong_20_Emphasis">A:</text:span> A match. Strike it right → fire. Strike wrong → no fire.<text:line-break/>✅ <text:span text:style-name="Emphasis">Reinforcement:</text:span> Spirit is the striking spot.</text:p>
        </text:list-item>
        <text:list-item>
          <text:p text:style-name="P7"><text:span text:style-name="Strong_20_Emphasis">Q:</text:span> If we only strike the Bible with our mind, what happens?<text:line-break/><text:span text:style-name="Strong_20_Emphasis">A:</text:span> No fire, no life.<text:line-break/>✅ <text:span text:style-name="Emphasis">Reinforcement:</text:span> Mind only = empty.</text:p>
        </text:list-item>
        <text:list-item>
          <text:p text:style-name="P7"><text:span text:style-name="Strong_20_Emphasis">Q:</text:span> If we pray-read with our spirit, what happens?<text:line-break/><text:span text:style-name="Strong_20_Emphasis">A:</text:span> The Word catches fire in us.<text:line-break/>✅ <text:span text:style-name="Emphasis">Reinforcement:</text:span> Spirit open = fire burning.</text:p>
        </text:list-item>
        <text:list-item>
          <text:p text:style-name="P7"><text:span text:style-name="Strong_20_Emphasis">Q:</text:span> What does Ephesians 5:26 call the Word?<text:line-break/><text:span text:style-name="Strong_20_Emphasis">A:</text:span> Washing water.<text:line-break/>✅ <text:span text:style-name="Emphasis">Reinforcement:</text:span> Word = living water.</text:p>
        </text:list-item>
        <text:list-item>
          <text:p text:style-name="P7"><text:span text:style-name="Strong_20_Emphasis">Q:</text:span> What is the difference between Christ’s blood and the water of the Word?<text:line-break/><text:span text:style-name="Strong_20_Emphasis">A:</text:span> Blood washes sins; Word washes old spots and wrinkles.<text:line-break/>✅ <text:span text:style-name="Emphasis">Reinforcement:</text:span> Blood = forgiveness. Word = transformation.</text:p>
        </text:list-item>
        <text:list-item>
          <text:p text:style-name="P7"><text:span text:style-name="Strong_20_Emphasis">Q:</text:span> What kind of washing does the Word give?<text:line-break/><text:span text:style-name="Strong_20_Emphasis">A:</text:span> Inward washing.<text:line-break/>✅ <text:span text:style-name="Emphasis">Reinforcement:</text:span> Word washes inside, not only outside.</text:p>
        </text:list-item>
        <text:list-item>
          <text:p text:style-name="P7"><text:soft-page-break/><text:span text:style-name="Strong_20_Emphasis">Q:</text:span> What happens when the Word flows in us like water?<text:line-break/><text:span text:style-name="Strong_20_Emphasis">A:</text:span> We are refreshed, renewed, and transformed.<text:line-break/>✅ <text:span text:style-name="Emphasis">Reinforcement:</text:span> Word water = new life.</text:p>
        </text:list-item>
        <text:list-item>
          <text:p text:style-name="P7"><text:span text:style-name="Strong_20_Emphasis">Q:</text:span> What is the result of being filled with the Word daily?<text:line-break/><text:span text:style-name="Strong_20_Emphasis">A:</text:span> We love others, see clearly, and are changed inside.<text:line-break/>✅ <text:span text:style-name="Emphasis">Reinforcement:</text:span> Word abiding = new heart, new life.</text:p>
        </text:list-item>
      </text:list>
      <text:p text:style-name="Horizontal_20_Line"/>
      <text:h text:style-name="Heading_20_2" text:outline-level="2">✋ Closing Story</text:h>
      <text:p text:style-name="Text_20_body">A woman washed clothes in a river. The water carried away the dirt, and the clothes came out clean. Each day, she saw the difference—what was once stained became bright.</text:p>
      <text:p text:style-name="Text_20_body">The Word of God is like that river. When we pray-read and let it flow in us, it washes our hearts, removes old stains, and makes us new.</text:p>
      <text:p text:style-name="Horizontal_20_Line"/>
      <text:h text:style-name="Heading_20_2" text:outline-level="2">🙏 Commitment Prayer</text:h>
      <text:p text:style-name="Text_20_body">“Lord Jesus, let Your Word burn in me like fire and wash me like living water. Abide in me every day. Change me from the inside. Amen.”</text:p>
      <text:p text:style-name="Horizontal_20_Line"/>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COMBINED REPETITION STUDY</text:h>
      <text:p text:style-name="P2"><text:span text:style-name="Strong_20_Emphasis">Week 2 Day 7 + Week 3 Day 7</text:span><text:line-break/></text:p>
      <text:h text:style-name="P1" text:outline-level="3">Opening Story</text:h>
      <text:p text:style-name="Text_20_body">Imagine a student standing by the ocean. The waves come again and again, strong, unchanging. He thinks: <text:span text:style-name="Emphasis">“This is like God’s Word and God’s salvation. Always sure. Never ending.”</text:span></text:p>
      <text:p text:style-name="Text_20_body">Week 2 taught us: <text:span text:style-name="Strong_20_Emphasis">Salvation is secure, no guesswork.</text:span><text:line-break/>Week 3 taught us: <text:span text:style-name="Strong_20_Emphasis">The Word of Life washes and strengthens us.</text:span><text:line-break/>Today we review both — salvation and the Word — so we know we are safe in Christ and strong in His Word.</text:p>
      <text:p text:style-name="Horizontal_20_Line"/>
      <text:h text:style-name="Heading_20_3" text:outline-level="3">12 Questions, Answers, and Reinforcements</text:h>
      <text:p text:style-name="Text_20_body"><text:span text:style-name="Strong_20_Emphasis">Q1.</text:span> When does salvation happen?<text:line-break/><text:span text:style-name="Strong_20_Emphasis">A1.</text:span> Immediately when we believe (Acts 16:31; Rom. 10:10).<text:line-break/><text:span text:style-name="Strong_20_Emphasis">Reinforce:</text:span> Like turning on a light switch — instant. Not wait, not delay.</text:p>
      <text:p text:style-name="Horizontal_20_Line"/>
      <text:p text:style-name="Text_20_body"><text:span text:style-name="Strong_20_Emphasis">Q2.</text:span> What proofs show we are truly saved?<text:line-break/><text:span text:style-name="Strong_20_Emphasis">A2.</text:span> God’s Word, Spirit’s witness, and love for brothers (1 John 5:13; Rom. 8:16; 1 John 3:14).<text:line-break/><text:span text:style-name="Strong_20_Emphasis">Reinforce:</text:span> Three legs of a stool — all stand strong, cannot fall.</text:p>
      <text:p text:style-name="Horizontal_20_Line"/>
      <text:p text:style-name="Text_20_body"><text:span text:style-name="Strong_20_Emphasis">Q3.</text:span> What secures our salvation from God’s side?<text:line-break/><text:span text:style-name="Strong_20_Emphasis">A3.</text:span> His unchanging nature, will, love, calling, justification, almighty hand.<text:line-break/><text:span text:style-name="Strong_20_Emphasis">Reinforce:</text:span> Like a fortress with six walls — complete protection.</text:p>
      <text:p text:style-name="Horizontal_20_Line"/>
      <text:p text:style-name="Text_20_body"><text:span text:style-name="Strong_20_Emphasis">Q4.</text:span> What secures our salvation from Christ’s side?<text:line-break/><text:span text:style-name="Strong_20_Emphasis">A4.</text:span> Eternal life, new covenant, perfect redemption, eternal salvation, strong hand, unfailing promise.<text:line-break/><text:span text:style-name="Strong_20_Emphasis">Reinforce:</text:span> Christ’s grip never weak, His promise never broken.</text:p>
      <text:p text:style-name="Horizontal_20_Line"/>
      <text:p text:style-name="Text_20_body"><text:span text:style-name="Strong_20_Emphasis">Q5.</text:span> How does God view families in salvation?<text:line-break/><text:span text:style-name="Strong_20_Emphasis">A5.</text:span> He desires whole households saved — Noah, Rahab, Zacchaeus, Cornelius, Lydia, jailer.<text:line-break/><text:span text:style-name="Strong_20_Emphasis">Reinforce:</text:span> God saves one → opens door for many.</text:p>
      <text:p text:style-name="Horizontal_20_Line"/>
      <text:p text:style-name="Text_20_body"><text:span text:style-name="Strong_20_Emphasis">Q6.</text:span> What did Joshua declare for his house?<text:line-break/><text:span text:style-name="Strong_20_Emphasis">A6.</text:span> “As for me and my house, we will serve the Lord” (Josh. 24:15).<text:line-break/><text:span text:style-name="Strong_20_Emphasis">Reinforce:</text:span> Salvation leads to service — not just saved, but serving.</text:p>
      <text:p text:style-name="Horizontal_20_Line"/>
      <text:p text:style-name="Text_20_body"><text:soft-page-break/><text:span text:style-name="Strong_20_Emphasis">Q7.</text:span> What does it mean that God’s Word is living?<text:line-break/><text:span text:style-name="Strong_20_Emphasis">A7.</text:span> The Word is Spirit and life (John 6:63). It feeds us like bread (John 6:35).<text:line-break/><text:span text:style-name="Strong_20_Emphasis">Reinforce:</text:span> Bible not dead book — it’s food, water, life to soul.</text:p>
      <text:p text:style-name="Horizontal_20_Line"/>
      <text:p text:style-name="Text_20_body"><text:span text:style-name="Strong_20_Emphasis">Q8.</text:span> How does the Word cleanse us?<text:line-break/><text:span text:style-name="Strong_20_Emphasis">A8.</text:span> It washes us daily, renewing us (Eph. 5:26).<text:line-break/><text:span text:style-name="Strong_20_Emphasis">Reinforce:</text:span> Like water washing dirt away, God’s Word keeps our hearts clean.</text:p>
      <text:p text:style-name="Horizontal_20_Line"/>
      <text:p text:style-name="Text_20_body"><text:span text:style-name="Strong_20_Emphasis">Q9.</text:span> How should we receive the Word?<text:line-break/><text:span text:style-name="Strong_20_Emphasis">A9.</text:span> With open heart, prayer, and obedience (James 1:21–22).<text:line-break/><text:span text:style-name="Strong_20_Emphasis">Reinforce:</text:span> Not just read with eyes, but eat with heart.</text:p>
      <text:p text:style-name="Horizontal_20_Line"/>
      <text:p text:style-name="Text_20_body"><text:span text:style-name="Strong_20_Emphasis">Q10.</text:span> What happens when we abide in the Word?<text:line-break/><text:span text:style-name="Strong_20_Emphasis">A10.</text:span> We grow strong, bear fruit, overcome sin (John 15:7–8).<text:line-break/><text:span text:style-name="Strong_20_Emphasis">Reinforce:</text:span> Tree planted by water — roots deep, fruit full.</text:p>
      <text:p text:style-name="Horizontal_20_Line"/>
      <text:p text:style-name="Text_20_body"><text:span text:style-name="Strong_20_Emphasis">Q11.</text:span> How do salvation and the Word connect together?<text:line-break/><text:span text:style-name="Strong_20_Emphasis">A11.</text:span> Salvation gives us life; the Word feeds and keeps that life strong.<text:line-break/><text:span text:style-name="Strong_20_Emphasis">Reinforce:</text:span> Born as baby → need food to grow. Saved soul → need Word to grow.</text:p>
      <text:p text:style-name="Horizontal_20_Line"/>
      <text:p text:style-name="Text_20_body"><text:span text:style-name="Strong_20_Emphasis">Q12.</text:span> What is our assurance today?<text:line-break/><text:span text:style-name="Strong_20_Emphasis">A12.</text:span> We are saved forever, and God’s Word makes us strong daily.<text:line-break/><text:span text:style-name="Strong_20_Emphasis">Reinforce:</text:span> Two anchors — salvation keeps us safe, Word keeps us steady.</text:p>
      <text:p text:style-name="Horizontal_20_Line"/>
      <text:h text:style-name="Heading_20_3" text:outline-level="3">Closing Story</text:h>
      <text:p text:style-name="Text_20_body">A Deaf believer once said: <text:span text:style-name="Emphasis">“When I believed, I felt safe in Jesus. But when I read His Word, I felt strong too.”</text:span><text:line-break/>Salvation without the Word is like a baby never fed. The Word without salvation is like food with no life. But together — salvation + Word — give us confidence, growth, and power.</text:p>
      <text:p text:style-name="Horizontal_20_Line"/>
      <text:h text:style-name="Heading_20_3" text:outline-level="3">Commitment Prayer</text:h>
      <text:p text:style-name="Text_20_body">“Lord Jesus, thank You. My salvation is secure, my assurance is real. Your Word is living, washing me every day. Help me remember I am saved, and help me stay strong in Your Word. As for me and my house, we will serve You. Ame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0T16:13:15.671000000</meta:creation-date>
    <dc:date>2025-09-20T16:19:52.836000000</dc:date>
    <meta:editing-duration>PT6M37S</meta:editing-duration>
    <meta:editing-cycles>1</meta:editing-cycles>
    <meta:document-statistic meta:table-count="0" meta:image-count="0" meta:object-count="0" meta:page-count="15" meta:paragraph-count="149" meta:word-count="3681" meta:character-count="20359" meta:non-whitespace-character-count="16847"/>
    <meta:generator>EasyOffice/7.6.2.1.0$Windows_X86_64 LibreOffice_project/0bc4d647150f05f02b71ccb5539a4012b57f1faf</meta:generator>
  </office:meta>
</office:document-meta>
</file>